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fo:font-weight="bold" officeooo:rsid="00030f86" officeooo:paragraph-rsid="00030f86" style:font-weight-asian="bold" style:font-weight-complex="bold"/>
    </style:style>
    <style:style style:name="P9" style:family="paragraph" style:parent-style-name="Text_20_body">
      <style:text-properties fo:font-weight="bold" officeooo:rsid="00030f86" officeooo:paragraph-rsid="0008d8a8" style:font-weight-asian="bold" style:font-weight-complex="bold"/>
    </style:style>
    <style:style style:name="P10" style:family="paragraph" style:parent-style-name="Text_20_body">
      <style:text-properties fo:font-weight="bold" officeooo:rsid="00030f86" officeooo:paragraph-rsid="0009a22d" style:font-weight-asian="bold" style:font-weight-complex="bold"/>
    </style:style>
    <style:style style:name="P11" style:family="paragraph" style:parent-style-name="Text_20_body">
      <style:text-properties fo:font-weight="bold" officeooo:rsid="00030f86" officeooo:paragraph-rsid="0009d88b" style:font-weight-asian="bold" style:font-weight-complex="bold"/>
    </style:style>
    <style:style style:name="P12" style:family="paragraph" style:parent-style-name="Text_20_body">
      <style:text-properties fo:font-weight="bold" officeooo:rsid="00030f86" officeooo:paragraph-rsid="000ab351" style:font-weight-asian="bold" style:font-weight-complex="bold"/>
    </style:style>
    <style:style style:name="P13" style:family="paragraph" style:parent-style-name="Text_20_body">
      <style:text-properties fo:font-weight="bold" officeooo:rsid="00030f86" officeooo:paragraph-rsid="000ba7b7" style:font-weight-asian="bold" style:font-weight-complex="bold"/>
    </style:style>
    <style:style style:name="P14" style:family="paragraph" style:parent-style-name="Text_20_body">
      <style:text-properties fo:font-weight="bold" officeooo:rsid="0008d8a8" officeooo:paragraph-rsid="0008d8a8" style:font-weight-asian="bold" style:font-weight-complex="bold"/>
    </style:style>
    <style:style style:name="P15" style:family="paragraph" style:parent-style-name="Text_20_body">
      <style:text-properties fo:font-weight="normal" officeooo:rsid="00030f86" officeooo:paragraph-rsid="00030f86" style:font-weight-asian="normal" style:font-weight-complex="normal"/>
    </style:style>
    <style:style style:name="P16" style:family="paragraph" style:parent-style-name="Text_20_body">
      <style:text-properties fo:font-weight="normal" officeooo:rsid="0004d081" officeooo:paragraph-rsid="0004d081" style:font-weight-asian="normal" style:font-weight-complex="normal"/>
    </style:style>
    <style:style style:name="P17" style:family="paragraph" style:parent-style-name="Text_20_body">
      <style:text-properties fo:font-weight="normal" officeooo:rsid="00069dcd" officeooo:paragraph-rsid="00069dcd" style:font-weight-asian="normal" style:font-weight-complex="normal"/>
    </style:style>
    <style:style style:name="P18" style:family="paragraph" style:parent-style-name="Text_20_body">
      <style:text-properties fo:font-weight="normal" officeooo:rsid="0007f3b0" officeooo:paragraph-rsid="0007f3b0" style:font-weight-asian="normal" style:font-weight-complex="normal"/>
    </style:style>
    <style:style style:name="P19" style:family="paragraph" style:parent-style-name="Text_20_body">
      <style:text-properties fo:font-weight="normal" officeooo:rsid="0008d8a8" officeooo:paragraph-rsid="0008d8a8" style:font-weight-asian="normal" style:font-weight-complex="normal"/>
    </style:style>
    <style:style style:name="P20" style:family="paragraph" style:parent-style-name="Text_20_body">
      <style:text-properties fo:font-weight="normal" officeooo:rsid="0009a22d" officeooo:paragraph-rsid="0009a22d" style:font-weight-asian="normal" style:font-weight-complex="normal"/>
    </style:style>
    <style:style style:name="P21" style:family="paragraph" style:parent-style-name="Standard">
      <style:text-properties fo:font-weight="normal" officeooo:rsid="000ba7b7" officeooo:paragraph-rsid="000ba7b7" style:font-weight-asian="normal" style:font-weight-complex="normal"/>
    </style:style>
    <style:style style:name="P22" style:family="paragraph" style:parent-style-name="Text_20_body">
      <style:text-properties fo:font-weight="normal" officeooo:rsid="000ba7b7" officeooo:paragraph-rsid="000ba7b7" style:font-weight-asian="normal" style:font-weight-complex="normal"/>
    </style:style>
    <style:style style:name="P23" style:family="paragraph" style:parent-style-name="Text_20_body">
      <style:text-properties officeooo:rsid="000ab351" officeooo:paragraph-rsid="000ab351"/>
    </style:style>
    <style:style style:name="P24" style:family="paragraph" style:parent-style-name="Preformatted_20_Text">
      <style:paragraph-properties fo:margin-top="0cm" fo:margin-bottom="0.499cm" style:contextual-spacing="false"/>
      <style:text-properties officeooo:paragraph-rsid="0009d88b"/>
    </style:style>
    <style:style style:name="P25" style:family="paragraph" style:parent-style-name="Text_20_body">
      <style:text-properties officeooo:paragraph-rsid="0009d88b"/>
    </style:style>
    <style:style style:name="P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2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2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3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3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32" style:family="paragraph" style:parent-style-name="Text_20_body">
      <style:text-properties officeooo:paragraph-rsid="0008d8a8"/>
    </style:style>
    <style:style style:name="P33" style:family="paragraph" style:parent-style-name="Text_20_body">
      <style:text-properties officeooo:paragraph-rsid="0009a22d"/>
    </style:style>
    <style:style style:name="P34" style:family="paragraph" style:parent-style-name="Text_20_body">
      <style:text-properties officeooo:rsid="0009d88b" officeooo:paragraph-rsid="0009d88b"/>
    </style:style>
    <style:style style:name="P35" style:family="paragraph" style:parent-style-name="Text_20_body">
      <style:text-properties officeooo:paragraph-rsid="000ab351"/>
    </style:style>
    <style:style style:name="P36" style:family="paragraph" style:parent-style-name="Text_20_body">
      <style:text-properties officeooo:paragraph-rsid="000ba7b7"/>
    </style:style>
    <style:style style:name="P37" style:family="paragraph" style:parent-style-name="Heading_20_1">
      <style:text-properties officeooo:rsid="00030f86" officeooo:paragraph-rsid="00030f86"/>
    </style:style>
    <style:style style:name="P38" style:family="paragraph" style:parent-style-name="Heading_20_1">
      <style:text-properties officeooo:paragraph-rsid="00030f86"/>
    </style:style>
    <style:style style:name="P39" style:family="paragraph" style:parent-style-name="Heading_20_1">
      <style:paragraph-properties fo:break-before="page"/>
      <style:text-properties officeooo:paragraph-rsid="00030f86"/>
    </style:style>
    <style:style style:name="P40" style:family="paragraph" style:parent-style-name="Heading_20_1" style:list-style-name="">
      <style:text-properties officeooo:paragraph-rsid="00030f86"/>
    </style:style>
    <style:style style:name="P41" style:family="paragraph" style:parent-style-name="Heading_20_1" style:list-style-name="">
      <style:text-properties officeooo:paragraph-rsid="000ce836"/>
    </style:style>
    <style:style style:name="P42" style:family="paragraph" style:parent-style-name="Heading_20_1" style:list-style-name="">
      <style:paragraph-properties fo:break-before="page"/>
      <style:text-properties officeooo:paragraph-rsid="000ce9ba"/>
    </style:style>
    <style:style style:name="P43" style:family="paragraph" style:parent-style-name="Heading_20_1">
      <style:text-properties officeooo:rsid="0008d8a8" officeooo:paragraph-rsid="0008d8a8"/>
    </style:style>
    <style:style style:name="P44" style:family="paragraph" style:parent-style-name="Heading_20_1">
      <style:paragraph-properties fo:break-before="page"/>
      <style:text-properties officeooo:rsid="0009a22d" officeooo:paragraph-rsid="0009a22d"/>
    </style:style>
    <style:style style:name="P45" style:family="paragraph" style:parent-style-name="Heading_20_1">
      <style:text-properties officeooo:rsid="000ab351" officeooo:paragraph-rsid="000ab351"/>
    </style:style>
    <style:style style:name="P46" style:family="paragraph" style:parent-style-name="Heading_20_1">
      <style:text-properties officeooo:rsid="000ab351" officeooo:paragraph-rsid="000ba7b7"/>
    </style:style>
    <style:style style:name="P47" style:family="paragraph" style:parent-style-name="Heading_20_1" style:list-style-name="">
      <style:text-properties fo:font-weight="normal" officeooo:rsid="0007f3b0" officeooo:paragraph-rsid="00030f86" style:font-weight-asian="normal" style:font-weight-complex="normal"/>
    </style:style>
    <style:style style:name="P48" style:family="paragraph" style:parent-style-name="Heading_20_1">
      <style:text-properties officeooo:paragraph-rsid="00105ef3"/>
    </style:style>
    <style:style style:name="P49" style:family="paragraph" style:parent-style-name="Heading_20_1">
      <style:text-properties officeooo:paragraph-rsid="00126bc2"/>
    </style:style>
    <style:style style:name="P50" style:family="paragraph" style:parent-style-name="Heading_20_1">
      <style:paragraph-properties fo:break-before="page"/>
      <style:text-properties officeooo:rsid="0014191c" officeooo:paragraph-rsid="0014191c"/>
    </style:style>
    <style:style style:name="P51" style:family="paragraph" style:parent-style-name="Text_20_body" style:list-style-name="">
      <style:text-properties officeooo:paragraph-rsid="000e8b55"/>
    </style:style>
    <style:style style:name="P52" style:family="paragraph" style:parent-style-name="Text_20_body" style:list-style-name="">
      <style:text-properties fo:font-weight="normal" officeooo:rsid="000ce836" officeooo:paragraph-rsid="000ce836" style:font-weight-asian="normal" style:font-weight-complex="normal"/>
    </style:style>
    <style:style style:name="P53" style:family="paragraph" style:parent-style-name="Text_20_body" style:list-style-name="">
      <style:text-properties fo:font-weight="normal" officeooo:rsid="000e8b55" officeooo:paragraph-rsid="000e8b55" style:font-weight-asian="normal" style:font-weight-complex="normal"/>
    </style:style>
    <style:style style:name="P54" style:family="paragraph" style:parent-style-name="Text_20_body">
      <style:text-properties fo:font-weight="normal" officeooo:rsid="00105ef3" officeooo:paragraph-rsid="00105ef3" style:font-weight-asian="normal" style:font-weight-complex="normal"/>
    </style:style>
    <style:style style:name="P55" style:family="paragraph" style:parent-style-name="Text_20_body" style:list-style-name="">
      <style:text-properties fo:font-weight="normal" officeooo:rsid="0011507f" officeooo:paragraph-rsid="0011507f" style:font-weight-asian="normal" style:font-weight-complex="normal"/>
    </style:style>
    <style:style style:name="P56" style:family="paragraph" style:parent-style-name="Text_20_body" style:list-style-name="">
      <style:text-properties fo:font-weight="normal" officeooo:rsid="00126bc2" officeooo:paragraph-rsid="00126bc2" style:font-weight-asian="normal" style:font-weight-complex="normal"/>
    </style:style>
    <style:style style:name="P57" style:family="paragraph" style:parent-style-name="Text_20_body">
      <style:text-properties fo:font-weight="normal" officeooo:rsid="00087fa1" officeooo:paragraph-rsid="00087fa1" style:font-weight-asian="normal" style:font-weight-complex="normal"/>
    </style:style>
    <style:style style:name="P58" style:family="paragraph" style:parent-style-name="Text_20_body" style:list-style-name="">
      <style:text-properties fo:font-weight="normal" officeooo:rsid="0014191c" officeooo:paragraph-rsid="0014191c" style:font-weight-asian="normal" style:font-weight-complex="normal"/>
    </style:style>
    <style:style style:name="P59" style:family="paragraph" style:parent-style-name="Text_20_body">
      <style:text-properties officeooo:rsid="00030f86" officeooo:paragraph-rsid="000ce836"/>
    </style:style>
    <style:style style:name="P60" style:family="paragraph" style:parent-style-name="Text_20_body">
      <style:text-properties officeooo:rsid="00030f86" officeooo:paragraph-rsid="000ce9ba"/>
    </style:style>
    <style:style style:name="P61" style:family="paragraph" style:parent-style-name="Text_20_body">
      <style:text-properties officeooo:rsid="00030f86" officeooo:paragraph-rsid="000e8b55"/>
    </style:style>
    <style:style style:name="P62" style:family="paragraph" style:parent-style-name="Text_20_body">
      <style:text-properties officeooo:rsid="00030f86" officeooo:paragraph-rsid="00105ef3"/>
    </style:style>
    <style:style style:name="P63" style:family="paragraph" style:parent-style-name="Text_20_body">
      <style:text-properties officeooo:rsid="00030f86" officeooo:paragraph-rsid="00126bc2"/>
    </style:style>
    <style:style style:name="P64" style:family="paragraph" style:parent-style-name="Text_20_body">
      <style:text-properties officeooo:rsid="00030f86" officeooo:paragraph-rsid="0014191c"/>
    </style:style>
    <style:style style:name="P65" style:family="paragraph" style:parent-style-name="Text_20_body">
      <style:text-properties fo:font-weight="bold" officeooo:rsid="00030f86" officeooo:paragraph-rsid="000ce836" style:font-weight-asian="bold" style:font-weight-complex="bold"/>
    </style:style>
    <style:style style:name="P66" style:family="paragraph" style:parent-style-name="Text_20_body">
      <style:text-properties fo:font-weight="bold" officeooo:rsid="00030f86" officeooo:paragraph-rsid="000ce9ba" style:font-weight-asian="bold" style:font-weight-complex="bold"/>
    </style:style>
    <style:style style:name="P67" style:family="paragraph" style:parent-style-name="Text_20_body">
      <style:text-properties fo:font-weight="bold" officeooo:rsid="00030f86" officeooo:paragraph-rsid="000e8b55" style:font-weight-asian="bold" style:font-weight-complex="bold"/>
    </style:style>
    <style:style style:name="P68" style:family="paragraph" style:parent-style-name="Text_20_body">
      <style:text-properties fo:font-weight="bold" officeooo:rsid="00030f86" officeooo:paragraph-rsid="00105ef3" style:font-weight-asian="bold" style:font-weight-complex="bold"/>
    </style:style>
    <style:style style:name="P69" style:family="paragraph" style:parent-style-name="Text_20_body">
      <style:text-properties fo:font-weight="bold" officeooo:rsid="00030f86" officeooo:paragraph-rsid="00126bc2" style:font-weight-asian="bold" style:font-weight-complex="bold"/>
    </style:style>
    <style:style style:name="P70" style:family="paragraph" style:parent-style-name="Text_20_body">
      <style:text-properties fo:font-weight="bold" officeooo:rsid="00030f86" officeooo:paragraph-rsid="0014191c" style:font-weight-asian="bold" style:font-weight-complex="bold"/>
    </style:style>
    <style:style style:name="P71" style:family="paragraph" style:parent-style-name="Text_20_body">
      <style:text-properties fo:font-weight="bold" officeooo:rsid="00126bc2" officeooo:paragraph-rsid="00126bc2" style:font-weight-asian="bold" style:font-weight-complex="bold"/>
    </style:style>
    <style:style style:name="P72" style:family="paragraph" style:parent-style-name="Text_20_body" style:list-style-name="">
      <style:text-properties fo:font-weight="bold" officeooo:rsid="00126bc2" officeooo:paragraph-rsid="00126bc2" style:font-weight-asian="bold" style:font-weight-complex="bold"/>
    </style:style>
    <style:style style:name="P73" style:family="paragraph" style:parent-style-name="Text_20_body" style:list-style-name="">
      <style:text-properties fo:font-weight="bold" officeooo:rsid="00126bc2" officeooo:paragraph-rsid="0014191c" style:font-weight-asian="bold" style:font-weight-complex="bold"/>
    </style:style>
    <style:style style:name="P74" style:family="paragraph" style:parent-style-name="Text_20_body">
      <style:text-properties fo:font-weight="bold" officeooo:rsid="00126bc2" officeooo:paragraph-rsid="0014191c" style:font-weight-asian="bold" style:font-weight-complex="bold"/>
    </style:style>
    <style:style style:name="P75" style:family="paragraph" style:parent-style-name="Text_20_body" style:list-style-name="">
      <style:text-properties fo:font-weight="bold" officeooo:rsid="0014191c" officeooo:paragraph-rsid="0014191c" style:font-weight-asian="bold" style:font-weight-complex="bold"/>
    </style:style>
    <style:style style:name="P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82" style:family="paragraph" style:parent-style-name="Text_20_body">
      <style:text-properties officeooo:paragraph-rsid="000ce836"/>
    </style:style>
    <style:style style:name="P83" style:family="paragraph" style:parent-style-name="Text_20_body">
      <style:text-properties officeooo:paragraph-rsid="000ce9ba"/>
    </style:style>
    <style:style style:name="P84" style:family="paragraph" style:parent-style-name="Text_20_body">
      <style:text-properties officeooo:paragraph-rsid="000e8b55"/>
    </style:style>
    <style:style style:name="P85" style:family="paragraph" style:parent-style-name="Text_20_body">
      <style:text-properties officeooo:paragraph-rsid="00105ef3"/>
    </style:style>
    <style:style style:name="P86" style:family="paragraph" style:parent-style-name="Text_20_body">
      <style:text-properties officeooo:paragraph-rsid="00126bc2"/>
    </style:style>
    <style:style style:name="P87" style:family="paragraph" style:parent-style-name="Text_20_body">
      <style:text-properties officeooo:paragraph-rsid="0014191c"/>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7"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8" style:family="text">
      <style:text-properties officeooo:rsid="00030f86"/>
    </style:style>
    <style:style style:name="T9" style:family="text">
      <style:text-properties style:font-name="Liberation Serif" officeooo:rsid="00030f86"/>
    </style:style>
    <style:style style:name="T10" style:family="text">
      <style:text-properties style:font-name="Liberation Serif" fo:font-weight="bold" officeooo:rsid="00030f86" style:font-weight-asian="bold" style:font-weight-complex="bold"/>
    </style:style>
    <style:style style:name="T11" style:family="text">
      <style:text-properties style:font-name="Liberation Serif" officeooo:rsid="000e8b55"/>
    </style:style>
    <style:style style:name="T12" style:family="text">
      <style:text-properties style:font-name="Liberation Serif" officeooo:rsid="00105ef3"/>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9a22d" style:font-weight-asian="normal" style:font-weight-complex="normal"/>
    </style:style>
    <style:style style:name="T16" style:family="text">
      <style:text-properties fo:font-weight="normal" officeooo:rsid="000ab351" style:font-weight-asian="normal" style:font-weight-complex="normal"/>
    </style:style>
    <style:style style:name="T17" style:family="text">
      <style:text-properties fo:font-weight="normal" officeooo:rsid="000ba7b7" style:font-weight-asian="normal" style:font-weight-complex="normal"/>
    </style:style>
    <style:style style:name="T18" style:family="text">
      <style:text-properties fo:font-weight="normal" officeooo:rsid="000ce836" style:font-weight-asian="normal" style:font-weight-complex="normal"/>
    </style:style>
    <style:style style:name="T19" style:family="text">
      <style:text-properties fo:font-weight="normal" officeooo:rsid="000e8b55" style:font-weight-asian="normal" style:font-weight-complex="normal"/>
    </style:style>
    <style:style style:name="T20" style:family="text">
      <style:text-properties fo:font-weight="normal" officeooo:rsid="000ce9ba" style:font-weight-asian="normal" style:font-weight-complex="normal"/>
    </style:style>
    <style:style style:name="T21" style:family="text">
      <style:text-properties fo:font-weight="normal" officeooo:rsid="0014191c" style:font-weight-asian="normal" style:font-weight-complex="normal"/>
    </style:style>
    <style:style style:name="T22" style:family="text">
      <style:text-properties officeooo:rsid="00069dcd"/>
    </style:style>
    <style:style style:name="T23" style:family="text">
      <style:text-properties officeooo:rsid="0008d8a8"/>
    </style:style>
    <style:style style:name="T24" style:family="text">
      <style:text-properties officeooo:rsid="000ce836"/>
    </style:style>
    <style:style style:name="T25" style:family="text">
      <style:text-properties officeooo:rsid="000e8b55"/>
    </style:style>
    <style:style style:name="T26" style:family="text">
      <style:text-properties officeooo:rsid="00105ef3"/>
    </style:style>
    <style:style style:name="T27" style:family="text">
      <style:text-properties officeooo:rsid="00126bc2"/>
    </style:style>
    <style:style style:name="T28" style:family="text">
      <style:text-properties officeooo:rsid="00141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37" text:outline-level="1">Problem Name</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3">Status</text:span>: Success</text:p>
      <text:p text:style-name="P8">Time Taken: <text:span text:style-name="T1">24min</text:span></text:p>
      <text:p text:style-name="P27">Date: 14th August 2025</text:p>
      <text:p text:style-name="P26">Solution Notes: </text:p>
      <text:p text:style-name="P16">notes here</text:p>
      <text:h text:style-name="Heading_20_1" text:outline-level="1">Lists</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3">Status</text:span>: Success</text:p>
      <text:p text:style-name="P8">Time Taken: <text:span text:style-name="T1">21min</text:span></text:p>
      <text:p text:style-name="P14"><text:span text:style-name="T4">Date: 14</text:span><text:span text:style-name="T7">th</text:span><text:span text:style-name="T4"> August 2025</text:span></text:p>
      <text:p text:style-name="P8">Solution Notes: </text:p>
      <text:p text:style-name="P15">Make sure that all code can deal with multiple test cases it, just simple if and elif statements. </text:p>
      <text:h text:style-name="P38" text:outline-level="1" text:is-list-header="true">Find the Runner-Up Score!</text:h>
      <text:p text:style-name="P1"><text:span text:style-name="T10">Link</text:span><text:span text:style-name="T9">: </text:span><text:a xlink:type="simple" xlink:href="https://www.hackerrank.com/challenges/find-second-maximum-number-in-a-list/problem" text:style-name="Internet_20_link" text:visited-style-name="Visited_20_Internet_20_Link"><text:span text:style-name="T9">https://www.hackerrank.com/challenges/find-second-maximum-number-in-a-list/problem</text:span></text:a><text:span text:style-name="T9"> </text:span><text:span text:style-name="T2"><text:s/></text:span></text:p>
      <text:p text:style-name="P2"><text:span text:style-name="T13">Status</text:span>: Success</text:p>
      <text:p text:style-name="P8">Time Taken: <text:span text:style-name="T14">40</text:span><text:span text:style-name="T3">min</text:span></text:p>
      <text:p text:style-name="P8">Date: 14th August 2025</text:p>
      <text:p text:style-name="P8">Solution Notes: </text:p>
      <text:p text:style-name="P15">add all elements to a set, which removes duplicates, before popping the maximum value, only leaving the runner up, which can be accessed using max. </text:p>
      <text:h text:style-name="P40" text:outline-level="1"/>
      <text:h text:style-name="P39" text:outline-level="1">collections.Counter()</text:h>
      <text:p text:style-name="P1"><text:span text:style-name="T10">Link</text:span><text:span text:style-name="T9">: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3">Status</text:span>: Success</text:p>
      <text:p text:style-name="P8">Time Taken: <text:span text:style-name="T23">2</text:span>5<text:span text:style-name="T1">min</text:span></text:p>
      <text:p text:style-name="P27">Date: 14th August 2025</text:p>
      <text:p text:style-name="P8">Solution Notes: </text:p>
      <text:p text:style-name="P16">get all required information about number of shoes, shoes list, the number of orders and, the orders with the shoe size and corresponding price, using input. </text:p>
      <text:p text:style-name="P16">remove each shoe size once it is bought, and sum relevant prices and return that output. </text:p>
      <text:h text:style-name="P38" text:outline-level="1">Select All</text:h>
      <text:p text:style-name="P1"><text:span text:style-name="T10">Link</text:span><text:span text:style-name="T9">: </text:span><text:a xlink:type="simple" xlink:href="https://www.hackerrank.com/challenges/select-all-sql/problem" text:style-name="Internet_20_link" text:visited-style-name="Visited_20_Internet_20_Link"><text:span text:style-name="T9">https://www.hackerrank.com/challenges/select-all-sql/problem</text:span></text:a><text:span text:style-name="T9"> </text:span><text:span text:style-name="T1"><text:s/></text:span></text:p>
      <text:p text:style-name="P2"><text:span text:style-name="T13">Status</text:span>: Success</text:p>
      <text:p text:style-name="P8">Time Taken: 5<text:span text:style-name="T1">min</text:span></text:p>
      <text:p text:style-name="P27">Date: 14th August 2025</text:p>
      <text:p text:style-name="P8">Solution Notes: </text:p>
      <text:p text:style-name="P16">Just select all using SQL, <text:span text:style-name="T22">nothing complicated</text:span></text:p>
      <text:h text:style-name="P38" text:outline-level="1">Weather Observation Station 1</text:h>
      <text:p text:style-name="P1"><text:span text:style-name="T10">Link</text:span><text:span text:style-name="T9">: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3">Status</text:span>: Success</text:p>
      <text:p text:style-name="P8">Time Taken: 5<text:span text:style-name="T1">min</text:span></text:p>
      <text:p text:style-name="P27">Date: 14th August 2025</text:p>
      <text:p text:style-name="P8">Solution Notes: </text:p>
      <text:p text:style-name="P17">Just select the city and state from the station table using SQL. </text:p>
      <text:h text:style-name="P40" text:outline-level="1"/>
      <text:h text:style-name="P39" text:outline-level="1">Weather Observation Station <text:span text:style-name="T8">2</text:span></text:h>
      <text:p text:style-name="P1"><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2/problem</text:span></text:a><text:span text:style-name="T9"> </text:span><text:span text:style-name="T1"><text:s/></text:span></text:p>
      <text:p text:style-name="P2"><text:span text:style-name="T13">Status</text:span>: Success</text:p>
      <text:p text:style-name="P8">Time Taken: <text:span text:style-name="T14">5</text:span><text:span text:style-name="T3">min</text:span></text:p>
      <text:p text:style-name="P27">Date: 14th August 2025 </text:p>
      <text:p text:style-name="P8">Solution Notes: </text:p>
      <text:p text:style-name="P18">sum the lat and long values and output them to two decimal places, just had to research the ROUND keyword. </text:p>
      <text:h text:style-name="P38" text:outline-level="1">Population Census</text:h>
      <text:p text:style-name="P1"><text:span text:style-name="T10">Link</text:span><text:span text:style-name="T9">: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3">Status</text:span>: Success</text:p>
      <text:p text:style-name="P8">Time Taken: <text:span text:style-name="T14">20</text:span><text:span text:style-name="T3">min</text:span></text:p>
      <text:p text:style-name="P27">Date: 14th August 2025</text:p>
      <text:p text:style-name="P8">Solution Notes: </text:p>
      <text:p text:style-name="P18">firstly need to sum the city population, before perfomring a jobin using the country table on the city.country code and make sure that is Asia, need to research more about joins in SQL. </text:p>
      <text:h text:style-name="P47" text:outline-level="1"/>
      <text:h text:style-name="P39" text:outline-level="1">Two Sum</text:h>
      <text:p text:style-name="P1"><text:span text:style-name="T10">Link</text:span><text:span text:style-name="T9">: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3">Status</text:span>: Success</text:p>
      <text:p text:style-name="P8">Time Taken: <text:span text:style-name="T14">15</text:span><text:span text:style-name="T3">min</text:span></text:p>
      <text:p text:style-name="P9"><text:span text:style-name="T4">Date: 1</text:span><text:span text:style-name="T5">5</text:span><text:span text:style-name="T4">th August 2025</text:span></text:p>
      <text:p text:style-name="P8">Solution Notes: </text:p>
      <text:p text:style-name="P18">Firstly initialise an empty dictionary, to store the value and its corresponding index. </text:p>
      <text:p text:style-name="P18">Then enumerate over the array, extracting the index I and the number n. </text:p>
      <text:p text:style-name="P18">Then calculate the difference between the current target and n by doing difference = target – n </text:p>
      <text:p text:style-name="P18">Check if that value is in the dictionary, if it is return index n and the index in the dictionary. </text:p>
      <text:p text:style-name="P57">Else just add it to the dictionary (there is a sum that result in the target value, so don’t need to handle that case). </text:p>
      <text:p text:style-name="P71">Time Complexity: <text:span text:style-name="T14">O(n)</text:span> </text:p>
      <text:p text:style-name="P71">Space Complexity: <text:span text:style-name="T14">O(n)</text:span></text:p>
      <text:h text:style-name="P43" text:outline-level="1">Tuples</text:h>
      <text:p text:style-name="P32"><text:span text:style-name="T10">Link</text:span><text:span text:style-name="T9">: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3">Status</text:span>: Success</text:p>
      <text:p text:style-name="P9">Time Taken: <text:span text:style-name="T1">24min</text:span></text:p>
      <text:p text:style-name="P9"><text:span text:style-name="T4">Date: 1</text:span><text:span text:style-name="T5">5</text:span><text:span text:style-name="T4">th August 2025</text:span></text:p>
      <text:p text:style-name="P27">Solution Notes: </text:p>
      <text:p text:style-name="P19">had to change to python2 just use the hash function on the given input</text:p>
      <text:h text:style-name="P43" text:outline-level="1">Swap Case</text:h>
      <text:p text:style-name="P32"><text:span text:style-name="T10">Link</text:span><text:span text:style-name="T9">: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3">Status</text:span>: Success</text:p>
      <text:p text:style-name="P9">Time Taken: <text:span text:style-name="T1">24min</text:span></text:p>
      <text:p text:style-name="P9"><text:span text:style-name="T4">Date: 1</text:span><text:span text:style-name="T5">5</text:span><text:span text:style-name="T4">th August 2025</text:span></text:p>
      <text:p text:style-name="P27">Solution Notes: </text:p>
      <text:p text:style-name="P19">Take in string get every character check if it is upper or lowercase and then convert it to the opposite type, before appending it back to a new result string and return it, should have used swapcase() function on the input string. </text:p>
      <text:h text:style-name="P44" text:outline-level="1">List Comprehensions</text:h>
      <text:p text:style-name="P33"><text:span text:style-name="T10">Link</text:span><text:span text:style-name="T9">: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3">Status</text:span>: Success</text:p>
      <text:p text:style-name="P10">Time Taken: <text:span text:style-name="T15">10</text:span><text:span text:style-name="T3">min</text:span></text:p>
      <text:p text:style-name="P10"><text:span text:style-name="T4">Date: 1</text:span><text:span text:style-name="T5">5</text:span><text:span text:style-name="T4">th August 2025</text:span></text:p>
      <text:p text:style-name="P28">Solution Notes: </text:p>
      <text:p text:style-name="P20">it is simply just three nested for loop for x, y and z on the index of I, j, k, before checking if adding I, j, k and storing the valid permutations if it does not equal n. </text:p>
      <text:p text:style-name="P20">Had to use the following notation instead of three nested for loops: </text:p>
      <text:p text:style-name="P33">&gt;&gt;&gt; print([[x, y] for x in [1, 2, 3] for y in [4, 5, 6]])</text:p>
      <text:p text:style-name="P24">[[1, 4], [1, 5], [1, 6], [2, 4], [2, 5], [2, 6], [3, 4], [3, 5], [3, 6]]</text:p>
      <text:h text:style-name="P45" text:outline-level="1">Find Percentage</text:h>
      <text:p text:style-name="P25"><text:span text:style-name="T10">Link</text:span><text:span text:style-name="T9">: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3">Status</text:span>: Success</text:p>
      <text:p text:style-name="P11">Time Taken: <text:span text:style-name="T15">10</text:span><text:span text:style-name="T3">min</text:span></text:p>
      <text:p text:style-name="P11"><text:span text:style-name="T4">Date: 1</text:span><text:span text:style-name="T5">5</text:span><text:span text:style-name="T4">th August 2025</text:span></text:p>
      <text:p text:style-name="P29">Solution Notes: </text:p>
      <text:p text:style-name="P34">use the query name to reference the relevant students marks, before obtaining the average mark and formatting it to 2 decimal place, which I had to search up. </text:p>
      <text:h text:style-name="P45" text:outline-level="1">Nested Lists</text:h>
      <text:p text:style-name="P35"><text:span text:style-name="T10">Link</text:span><text:span text:style-name="T9">: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3">Status</text:span>: Success</text:p>
      <text:p text:style-name="P12">Time Taken: <text:span text:style-name="T16">20</text:span><text:span text:style-name="T3">min</text:span></text:p>
      <text:p text:style-name="P12"><text:span text:style-name="T4">Date: 1</text:span><text:span text:style-name="T5">5</text:span><text:span text:style-name="T4">th August 2025</text:span></text:p>
      <text:p text:style-name="P30">Solution Notes: </text:p>
      <text:p text:style-name="P23">combine the names and score into a list containning other lists with names and corresponding scores. </text:p>
      <text:p text:style-name="P23">Then create an empty set and only add the scores (this has the effect of only keeping the unique scores) done by [I][1] index, before sorting them </text:p>
      <text:p text:style-name="P23">Then the runner_up score will be at index 1, use this to loop over the combined list and appending any names with the same score to a names list, before sorting and printing it. </text:p>
      <text:h text:style-name="P46" text:outline-level="1"><text:soft-page-break/>String Split and Join</text:h>
      <text:p text:style-name="P36"><text:span text:style-name="T10">Link</text:span><text:span text:style-name="T9">: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3">Status</text:span>: Success</text:p>
      <text:p text:style-name="P13">Time Taken: <text:span text:style-name="T17">5</text:span><text:span text:style-name="T3">min</text:span></text:p>
      <text:p text:style-name="P13"><text:span text:style-name="T4">Date: 1</text:span><text:span text:style-name="T6">9</text:span><text:span text:style-name="T4">th August 2025</text:span></text:p>
      <text:p text:style-name="P31">Solution Notes: </text:p>
      <text:p text:style-name="P22">use the .join function with the “-” on the input split on the “ ”. </text:p>
      <text:h text:style-name="P46" text:outline-level="1">What's Your Name?</text:h>
      <text:p text:style-name="P36"><text:span text:style-name="T10">Link</text:span><text:span text:style-name="T9">: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3">Status</text:span>: Success</text:p>
      <text:p text:style-name="P13">Time Taken: <text:span text:style-name="T17">3</text:span><text:span text:style-name="T3">min</text:span></text:p>
      <text:p text:style-name="P13"><text:span text:style-name="T4">Date: 1</text:span><text:span text:style-name="T6">9</text:span><text:span text:style-name="T4">th August 2025</text:span></text:p>
      <text:p text:style-name="P31">Solution Notes: </text:p>
      <text:p text:style-name="P22">just use f string to print the given name variables. </text:p>
      <text:h text:style-name="P46" text:outline-level="1">Mutations</text:h>
      <text:p text:style-name="P36"><text:span text:style-name="T10">Link</text:span><text:span text:style-name="T9">: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3">Status</text:span>: Success</text:p>
      <text:p text:style-name="P13">Time Taken: <text:span text:style-name="T17">5</text:span><text:span text:style-name="T3">min</text:span></text:p>
      <text:p text:style-name="P13"><text:span text:style-name="T4">Date: 1</text:span><text:span text:style-name="T6">9</text:span><text:span text:style-name="T4">th August 2025</text:span></text:p>
      <text:p text:style-name="P31">Solution Notes: </text:p>
      <text:p text:style-name="P22">Either convert the string into a list using the list() turning the string into [“a”, “b”, … “n”]. </text:p>
      <text:p text:style-name="P22">Then update the character at the given position variable accessed like [position] with the new character variable. </text:p>
      <text:p text:style-name="P22">Before joining this list back into a string using “”.join(l)</text:p>
      <text:p text:style-name="P22">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22">had to write the input, desired output and my output into a text document to see where my code was going wrong. </text:p>
      <text:p text:style-name="P21"/>
      <text:h text:style-name="P41" text:outline-level="1"><text:soft-page-break/>Revising the Select Query I</text:h>
      <text:p text:style-name="P82"><text:span text:style-name="T10">Link</text:span><text:span text:style-name="T9">: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59"><text:span text:style-name="T13">Status</text:span>: Success</text:p>
      <text:p text:style-name="P65">Time Taken: <text:span text:style-name="T18">5</text:span><text:span text:style-name="T3">min</text:span></text:p>
      <text:p text:style-name="P76">Date: <text:span text:style-name="T24">19th</text:span> August 2025</text:p>
      <text:p text:style-name="P65">Solution Notes: </text:p>
      <text:p text:style-name="P52">just use a basic select statement with a where and a AND statement to get results greater than population number and only in the USA. </text:p>
      <text:h text:style-name="P41" text:outline-level="1">Revising the Select Query <text:span text:style-name="T24">2</text:span></text:h>
      <text:p text:style-name="P82"><text:span text:style-name="T10">Link</text:span><text:span text:style-name="T9">: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59"><text:span text:style-name="T13">Status</text:span>: Success</text:p>
      <text:p text:style-name="P65">Time Taken: <text:span text:style-name="T18">5</text:span><text:span text:style-name="T3">min</text:span></text:p>
      <text:p text:style-name="P76">Date: <text:span text:style-name="T24">19th</text:span> August 2025</text:p>
      <text:p text:style-name="P65">Solution Notes: </text:p>
      <text:p text:style-name="P52">Same as select query 1 just only get the city this time. </text:p>
      <text:h text:style-name="P41" text:outline-level="1">Select By ID</text:h>
      <text:p text:style-name="P82"><text:span text:style-name="T10">Link</text:span><text:span text:style-name="T9">: </text:span><text:a xlink:type="simple" xlink:href="https://www.hackerrank.com/challenges/select-by-id/problem" text:style-name="Internet_20_link" text:visited-style-name="Visited_20_Internet_20_Link">https://www.hackerrank.com/challenges/select-by-id/problem</text:a><text:span text:style-name="T2"> </text:span></text:p>
      <text:p text:style-name="P59"><text:span text:style-name="T13">Status</text:span>: Success</text:p>
      <text:p text:style-name="P65">Time Taken: <text:span text:style-name="T18">5</text:span><text:span text:style-name="T3">min</text:span></text:p>
      <text:p text:style-name="P76">Date: <text:span text:style-name="T24">19th</text:span> August 2025</text:p>
      <text:p text:style-name="P65">Solution Notes: </text:p>
      <text:p text:style-name="P52">Just select the city based on ID. </text:p>
      <text:h text:style-name="P42" text:outline-level="1">Japanese Cities' Attributes</text:h>
      <text:p text:style-name="P83"><text:span text:style-name="T10">Link</text:span><text:span text:style-name="T9">: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60"><text:span text:style-name="T13">Status</text:span>: Success</text:p>
      <text:p text:style-name="P66">Time Taken: <text:span text:style-name="T18">5</text:span><text:span text:style-name="T3">min</text:span></text:p>
      <text:p text:style-name="P77">Date: <text:span text:style-name="T24">19th</text:span> August 2025</text:p>
      <text:p text:style-name="P66">Solution Notes: </text:p>
      <text:p text:style-name="P51"><text:span text:style-name="T18">Just select the </text:span><text:span text:style-name="T19">information</text:span><text:span text:style-name="T18"> based on </text:span><text:span text:style-name="T20">country Japan </text:span></text:p>
      <text:h text:style-name="Heading_20_1" text:outline-level="1">Japanese Cities' Names</text:h>
      <text:p text:style-name="P84"><text:span text:style-name="T10">Link</text:span><text:span text:style-name="T9">: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61"><text:span text:style-name="T13">Status</text:span>: Success</text:p>
      <text:p text:style-name="P67">Time Taken: <text:span text:style-name="T18">5</text:span><text:span text:style-name="T3">min</text:span></text:p>
      <text:p text:style-name="P78">Date: <text:span text:style-name="T24">19th</text:span> August 2025</text:p>
      <text:p text:style-name="P67">Solution Notes: </text:p>
      <text:p text:style-name="P51"><text:span text:style-name="T18">Just select the </text:span><text:span text:style-name="T19">city</text:span><text:span text:style-name="T18"> </text:span><text:span text:style-name="T19">information</text:span><text:span text:style-name="T18"> based on </text:span><text:span text:style-name="T20">country Japan </text:span></text:p>
      <text:h text:style-name="Heading_20_1" text:outline-level="1">Weather Observation Station <text:span text:style-name="T25">3</text:span></text:h>
      <text:p text:style-name="P84"><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1">3</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61"><text:span text:style-name="T13">Status</text:span>: Success</text:p>
      <text:p text:style-name="P67">Time Taken: <text:span text:style-name="T14">5</text:span><text:span text:style-name="T3">min</text:span></text:p>
      <text:p text:style-name="P78">Date: <text:span text:style-name="T25">19th</text:span> August 2025 </text:p>
      <text:p text:style-name="P67">Solution Notes: </text:p>
      <text:p text:style-name="P53">select all distinct cities from the station where the id is divisible by 2 had google how to do mod in sql. </text:p>
      <text:h text:style-name="P48" text:outline-level="1">Weather Observation Station <text:span text:style-name="T26">4</text:span></text:h>
      <text:p text:style-name="P85"><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4</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62"><text:span text:style-name="T13">Status</text:span>: Success</text:p>
      <text:p text:style-name="P68">Time Taken: <text:span text:style-name="T14">5</text:span><text:span text:style-name="T3">min</text:span></text:p>
      <text:p text:style-name="P79">Date: <text:span text:style-name="T25">19th</text:span> August 2025 </text:p>
      <text:p text:style-name="P68">Solution Notes: </text:p>
      <text:p text:style-name="P54">needed to return the unique number of cites, so used the total count of cities subtracted from the total number of distinct cites. </text:p>
      <text:h text:style-name="P48" text:outline-level="1"><text:soft-page-break/>Weather Observation Station <text:span text:style-name="T26">5</text:span></text:h>
      <text:p text:style-name="P85"><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5</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62"><text:span text:style-name="T13">Status</text:span>: Success</text:p>
      <text:p text:style-name="P68">Time Taken: <text:span text:style-name="T14">5</text:span><text:span text:style-name="T3">min</text:span></text:p>
      <text:p text:style-name="P79">Date: <text:span text:style-name="T25">19th</text:span> August 2025 </text:p>
      <text:p text:style-name="P68">Solution Notes: </text:p>
      <text:p text:style-name="P55">goal needed to find two cities with the shortest and longest name (if there are two cities with the same length name return it in alphabetical order) returning the city name and length of the city. </text:p>
      <text:p text:style-name="P55">so firstly find the length of the cities as city_length from the station order by the city_length ascending <text:span text:style-name="T27">(alphabetically) and then do the same for, but with desc (reverse alphabetical order)</text:span></text:p>
      <text:p text:style-name="P56">Limit both of these outputs to 1, as specified in the question. </text:p>
      <text:h text:style-name="P49" text:outline-level="1">Valid Anagram</text:h>
      <text:p text:style-name="P86"><text:span text:style-name="T10">Link</text:span><text:span text:style-name="T9">: </text:span><text:a xlink:type="simple" xlink:href="https://leetcode.com/problems/valid-anagram/description/" text:style-name="Internet_20_link" text:visited-style-name="Visited_20_Internet_20_Link"><text:span text:style-name="T2">https://leetcode.com/problems/valid-anagram/</text:span></text:a></text:p>
      <text:p text:style-name="P63"><text:span text:style-name="T13">Status</text:span>: Success</text:p>
      <text:p text:style-name="P69">Time Taken: <text:span text:style-name="T14">5</text:span><text:span text:style-name="T3">min</text:span></text:p>
      <text:p text:style-name="P80">Date: <text:span text:style-name="T28">20</text:span><text:span text:style-name="T25">th</text:span> August 2025 </text:p>
      <text:p text:style-name="P69">Solution Notes: </text:p>
      <text:p text:style-name="P56">Solution 1: </text:p>
      <text:p text:style-name="P56">Sort both the strings, compare them if they match return true otherwise return false, because an anagram will have the same letters </text:p>
      <text:p text:style-name="P71">Time Complexity: <text:span text:style-name="T14">O(n </text:span><text:span text:style-name="T21">log n</text:span><text:span text:style-name="T14">)</text:span> </text:p>
      <text:p text:style-name="P72">Space Complexity: <text:span text:style-name="T14">O(n) </text:span><text:span text:style-name="T21">or O(1) depending on sorting algorithm used </text:span></text:p>
      <text:p text:style-name="P75"><text:span text:style-name="T14">Solution 2: </text:span></text:p>
      <text:p text:style-name="P75"><text:span text:style-name="T14">Check if string lengths are equal, if they are not return false, otherwise Create two dictionaries, which will store the letter and its frequency occurred for both strings, then compare them if they match return true, else return false. </text:span></text:p>
      <text:p text:style-name="P74">Time Complexity: <text:span text:style-name="T14">O(n)</text:span> </text:p>
      <text:p text:style-name="P73">Space Complexity:<text:span text:style-name="T14"> </text:span><text:span text:style-name="T21">O(1) </text:span></text:p>
      <text:h text:style-name="P50" text:outline-level="1">Contains Duplicate</text:h>
      <text:p text:style-name="P87"><text:span text:style-name="T10">Link</text:span><text:span text:style-name="T9">: </text:span><text:a xlink:type="simple" xlink:href="https://leetcode.com/problems/contains-duplicate/" text:style-name="Internet_20_link" text:visited-style-name="Visited_20_Internet_20_Link">https://leetcode.com/problems/contains-duplicate/</text:a><text:span text:style-name="T2"> </text:span></text:p>
      <text:p text:style-name="P64"><text:span text:style-name="T13">Status</text:span>: Success</text:p>
      <text:p text:style-name="P70">Time Taken: <text:span text:style-name="T14">5</text:span><text:span text:style-name="T3">min</text:span></text:p>
      <text:p text:style-name="P81">Date: <text:span text:style-name="T28">20</text:span><text:span text:style-name="T25">th</text:span> August 2025 </text:p>
      <text:p text:style-name="P70">Solution Notes: </text:p>
      <text:p text:style-name="P58">create a set to store unique values then iterate over the list if the current value is in the set return true, otherwise add it to the set, until the end of the array, if all elements are unique it will return false. </text:p>
      <text:p text:style-name="P58">This is better than another approach, which would be O(n^2) of checking the value at index I and comparing it to the rest of the array, to see if any duplicates are found. </text:p>
      <text:p text:style-name="P74">Time Complexity: <text:span text:style-name="T14">O(n)</text:span> </text:p>
      <text:p text:style-name="P73"><text:span text:style-name="T28">Space Complexity: </text:span><text:span text:style-name="T21">O(n) </text:span></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8-20T18:59:47.905117324</dc:date>
    <meta:editing-duration>PT41M32S</meta:editing-duration>
    <meta:editing-cycles>4</meta:editing-cycles>
    <meta:generator>LibreOffice/7.3.7.2$Linux_X86_64 LibreOffice_project/30$Build-2</meta:generator>
    <meta:document-statistic meta:table-count="0" meta:image-count="0" meta:object-count="0" meta:page-count="10" meta:paragraph-count="218" meta:word-count="1424" meta:character-count="9877" meta:non-whitespace-character-count="8559"/>
  </office:meta>
</office:document-meta>
</file>